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styles.xml" manifest:media-type="text/xml"/>
  <manifest:file-entry manifest:full-path="content.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Kontextübersicht_5f_Grabung" style:display-name="Kontextübersicht_Grabung" style:family="table">
      <style:table-properties style:width="17cm" table:align="margins"/>
    </style:style>
    <style:style style:name="Kontextübersicht_5f_Grabung.A" style:display-name="Kontextübersicht_Grabung.A" style:family="table-column">
      <style:table-column-properties style:column-width="3.999cm" style:rel-column-width="15414*"/>
    </style:style>
    <style:style style:name="Kontextübersicht_5f_Grabung.B" style:display-name="Kontextübersicht_Grabung.B" style:family="table-column">
      <style:table-column-properties style:column-width="13.002cm" style:rel-column-width="50121*"/>
    </style:style>
    <style:style style:name="Kontextübersicht_5f_Grabung.A1" style:display-name="Kontextübersicht_Grabung.A1" style:family="table-cell">
      <style:table-cell-properties fo:padding="0.097cm" fo:border-left="0.05pt solid #000000" fo:border-right="none" fo:border-top="0.05pt solid #000000" fo:border-bottom="0.05pt solid #000000"/>
    </style:style>
    <style:style style:name="Kontextübersicht_5f_Grabung.B1" style:display-name="Kontextübersicht_Grabung.B1" style:family="table-cell">
      <style:table-cell-properties fo:padding="0.097cm" fo:border="0.05pt solid #000000"/>
    </style:style>
    <style:style style:name="Kontextübersicht_5f_Grabung.A2" style:display-name="Kontextübersicht_Grabung.A2" style:family="table-cell">
      <style:table-cell-properties fo:padding="0.097cm" fo:border-left="0.05pt solid #000000" fo:border-right="none" fo:border-top="none" fo:border-bottom="0.05pt solid #000000"/>
    </style:style>
    <style:style style:name="Kontextübersicht_5f_Grabung.B2" style:display-name="Kontextübersicht_Grabung.B2" style:family="table-cell">
      <style:table-cell-properties fo:padding="0.097cm" fo:border-left="0.05pt solid #000000" fo:border-right="0.05pt solid #000000" fo:border-top="none" fo:border-bottom="0.05pt solid #000000"/>
    </style:style>
    <style:style style:name="Kontextübersicht_5f_Begehung" style:display-name="Kontextübersicht_Begehung" style:family="table">
      <style:table-properties style:width="17cm" table:align="margins"/>
    </style:style>
    <style:style style:name="Kontextübersicht_5f_Begehung.A" style:display-name="Kontextübersicht_Begehung.A" style:family="table-column">
      <style:table-column-properties style:column-width="3.999cm" style:rel-column-width="15414*"/>
    </style:style>
    <style:style style:name="Kontextübersicht_5f_Begehung.B" style:display-name="Kontextübersicht_Begehung.B" style:family="table-column">
      <style:table-column-properties style:column-width="13.002cm" style:rel-column-width="50121*"/>
    </style:style>
    <style:style style:name="Kontextübersicht_5f_Begehung.A1" style:display-name="Kontextübersicht_Begehung.A1" style:family="table-cell">
      <style:table-cell-properties fo:padding="0.097cm" fo:border-left="0.05pt solid #000000" fo:border-right="none" fo:border-top="0.05pt solid #000000" fo:border-bottom="0.05pt solid #000000"/>
    </style:style>
    <style:style style:name="Kontextübersicht_5f_Begehung.B1" style:display-name="Kontextübersicht_Begehung.B1" style:family="table-cell">
      <style:table-cell-properties fo:padding="0.097cm" fo:border="0.05pt solid #000000"/>
    </style:style>
    <style:style style:name="Kontextübersicht_5f_Begehung.A2" style:display-name="Kontextübersicht_Begehung.A2" style:family="table-cell">
      <style:table-cell-properties fo:padding="0.097cm" fo:border-left="0.05pt solid #000000" fo:border-right="none" fo:border-top="none" fo:border-bottom="0.05pt solid #000000"/>
    </style:style>
    <style:style style:name="Kontextübersicht_5f_Begehung.B2" style:display-name="Kontextübersicht_Begehung.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d6dad" officeooo:paragraph-rsid="001d6dad"/>
    </style:style>
    <style:style style:name="P5" style:family="paragraph" style:parent-style-name="Text_20_body">
      <style:text-properties officeooo:rsid="001dee0f" officeooo:paragraph-rsid="001dee0f"/>
    </style:style>
    <style:style style:name="P6" style:family="paragraph" style:parent-style-name="Text_20_body">
      <style:paragraph-properties fo:text-align="start" style:justify-single-word="false"/>
      <style:text-properties officeooo:rsid="0015431a" officeooo:paragraph-rsid="00213851"/>
    </style:style>
    <style:style style:name="P7" style:family="paragraph" style:parent-style-name="Text_20_body">
      <style:paragraph-properties fo:text-align="start" style:justify-single-word="false"/>
      <style:text-properties officeooo:rsid="0016cfa6" officeooo:paragraph-rsid="00196990"/>
    </style:style>
    <style:style style:name="P8" style:family="paragraph" style:parent-style-name="Text_20_body">
      <style:paragraph-properties fo:text-align="start" style:justify-single-word="false"/>
      <style:text-properties officeooo:rsid="0016cfa6" officeooo:paragraph-rsid="00213851"/>
    </style:style>
    <style:style style:name="P9" style:family="paragraph" style:parent-style-name="Text_20_body">
      <style:text-properties officeooo:rsid="00260a92" officeooo:paragraph-rsid="00260a92"/>
    </style:style>
    <style:style style:name="P10" style:family="paragraph" style:parent-style-name="Text_20_body">
      <style:text-properties officeooo:rsid="0026c1cf" officeooo:paragraph-rsid="0026c1cf"/>
    </style:style>
    <style:style style:name="P11" style:family="paragraph" style:parent-style-name="Text_20_body">
      <style:text-properties officeooo:rsid="0026c1cf" officeooo:paragraph-rsid="00286a6e"/>
    </style:style>
    <style:style style:name="P12" style:family="paragraph" style:parent-style-name="Text_20_body">
      <style:text-properties officeooo:rsid="002d524b" officeooo:paragraph-rsid="002d524b"/>
    </style:style>
    <style:style style:name="P13" style:family="paragraph" style:parent-style-name="Text_20_body">
      <style:text-properties officeooo:rsid="002d524b" officeooo:paragraph-rsid="002ec93f"/>
    </style:style>
    <style:style style:name="P14" style:family="paragraph" style:parent-style-name="Text_20_body">
      <style:text-properties officeooo:rsid="002c4c44" officeooo:paragraph-rsid="003738dc"/>
    </style:style>
    <style:style style:name="P15" style:family="paragraph" style:parent-style-name="Text_20_body">
      <style:text-properties officeooo:rsid="002c4c44" officeooo:paragraph-rsid="003e3db2"/>
    </style:style>
    <style:style style:name="P16" style:family="paragraph" style:parent-style-name="Text_20_body">
      <style:text-properties officeooo:rsid="0024a54b" officeooo:paragraph-rsid="0024a54b"/>
    </style:style>
    <style:style style:name="P17" style:family="paragraph" style:parent-style-name="Text_20_body">
      <style:text-properties officeooo:rsid="003e3db2" officeooo:paragraph-rsid="0040c838"/>
    </style:style>
    <style:style style:name="P18" style:family="paragraph" style:parent-style-name="Text_20_body">
      <style:text-properties officeooo:rsid="0045b527" officeooo:paragraph-rsid="0045b527"/>
    </style:style>
    <style:style style:name="P19" style:family="paragraph" style:parent-style-name="Text_20_body">
      <style:text-properties officeooo:rsid="002e6812" officeooo:paragraph-rsid="002e6812"/>
    </style:style>
    <style:style style:name="P20" style:family="paragraph" style:parent-style-name="Text_20_body">
      <style:text-properties officeooo:rsid="004885fa" officeooo:paragraph-rsid="004885fa"/>
    </style:style>
    <style:style style:name="P21" style:family="paragraph" style:parent-style-name="Text_20_body">
      <style:text-properties officeooo:rsid="00332726" officeooo:paragraph-rsid="003e3db2"/>
    </style:style>
    <style:style style:name="P22" style:family="paragraph" style:parent-style-name="Text_20_body">
      <style:text-properties officeooo:rsid="004a60ee" officeooo:paragraph-rsid="004a60ee"/>
    </style:style>
    <style:style style:name="P23" style:family="paragraph" style:parent-style-name="Text_20_body">
      <style:text-properties officeooo:rsid="004d5765" officeooo:paragraph-rsid="004d5765"/>
    </style:style>
    <style:style style:name="P24" style:family="paragraph" style:parent-style-name="Text_20_body">
      <style:text-properties officeooo:rsid="0058fa8b" officeooo:paragraph-rsid="0058fa8b"/>
    </style:style>
    <style:style style:name="P25" style:family="paragraph" style:parent-style-name="Text_20_body">
      <style:text-properties officeooo:rsid="005df3c7" officeooo:paragraph-rsid="005df3c7"/>
    </style:style>
    <style:style style:name="P26" style:family="paragraph" style:parent-style-name="Text_20_body">
      <style:text-properties officeooo:rsid="006336be" officeooo:paragraph-rsid="006336be"/>
    </style:style>
    <style:style style:name="P27" style:family="paragraph" style:parent-style-name="Text_20_body">
      <style:text-properties officeooo:rsid="0063dd15" officeooo:paragraph-rsid="0063dd15"/>
    </style:style>
    <style:style style:name="P28" style:family="paragraph" style:parent-style-name="Text_20_body">
      <style:text-properties officeooo:rsid="0067d3fe" officeooo:paragraph-rsid="0063dd15"/>
    </style:style>
    <style:style style:name="P29" style:family="paragraph" style:parent-style-name="Text_20_body">
      <style:text-properties officeooo:rsid="0067d3fe" officeooo:paragraph-rsid="0067d3fe"/>
    </style:style>
    <style:style style:name="P30" style:family="paragraph" style:parent-style-name="Text_20_body">
      <style:text-properties officeooo:rsid="006768f2" officeooo:paragraph-rsid="006768f2"/>
    </style:style>
    <style:style style:name="P31" style:family="paragraph" style:parent-style-name="Text_20_body">
      <style:text-properties officeooo:rsid="00692e28" officeooo:paragraph-rsid="00692e28"/>
    </style:style>
    <style:style style:name="P32" style:family="paragraph" style:parent-style-name="Standard">
      <style:text-properties officeooo:rsid="002c4c44" officeooo:paragraph-rsid="003738dc"/>
    </style:style>
    <style:style style:name="P33" style:family="paragraph" style:parent-style-name="Heading">
      <style:text-properties officeooo:rsid="00486edf" officeooo:paragraph-rsid="00486edf"/>
    </style:style>
    <style:style style:name="P34" style:family="paragraph" style:parent-style-name="Heading">
      <style:text-properties officeooo:rsid="004885fa" officeooo:paragraph-rsid="004885fa"/>
    </style:style>
    <style:style style:name="P35" style:family="paragraph" style:parent-style-name="Table_20_Contents">
      <style:text-properties officeooo:rsid="004d5765" officeooo:paragraph-rsid="004d5765"/>
    </style:style>
    <style:style style:name="P36" style:family="paragraph" style:parent-style-name="Table_20_Contents">
      <style:text-properties officeooo:rsid="004e5865" officeooo:paragraph-rsid="004e5865"/>
    </style:style>
    <style:style style:name="P37" style:family="paragraph" style:parent-style-name="Table_20_Contents">
      <style:text-properties officeooo:rsid="004e5865" officeooo:paragraph-rsid="004fdcc2"/>
    </style:style>
    <style:style style:name="P38" style:family="paragraph" style:parent-style-name="Table_20_Contents">
      <style:text-properties officeooo:rsid="004ecacd" officeooo:paragraph-rsid="004ecacd"/>
    </style:style>
    <style:style style:name="P39" style:family="paragraph" style:parent-style-name="Table_20_Contents">
      <style:text-properties officeooo:rsid="00517f17" officeooo:paragraph-rsid="00517f17"/>
    </style:style>
    <style:style style:name="P40" style:family="paragraph" style:parent-style-name="Table_20_Contents">
      <style:text-properties officeooo:rsid="00560fa1" officeooo:paragraph-rsid="00560fa1"/>
    </style:style>
    <style:style style:name="P41" style:family="paragraph" style:parent-style-name="Table_20_Contents">
      <style:text-properties officeooo:rsid="00560fa1" officeooo:paragraph-rsid="00517f17"/>
    </style:style>
    <style:style style:name="P42" style:family="paragraph" style:parent-style-name="Text_20_body">
      <style:paragraph-properties fo:break-before="page"/>
    </style:style>
    <style:style style:name="P43" style:family="paragraph" style:parent-style-name="Standard" style:list-style-name="L4"/>
    <style:style style:name="P44" style:family="paragraph" style:parent-style-name="Text_20_body" style:list-style-name="L1">
      <style:paragraph-properties fo:text-align="start" style:justify-single-word="false"/>
      <style:text-properties officeooo:rsid="0015431a" officeooo:paragraph-rsid="0015431a"/>
    </style:style>
    <style:style style:name="P45" style:family="paragraph" style:parent-style-name="Text_20_body" style:list-style-name="L1">
      <style:paragraph-properties fo:text-align="start" style:justify-single-word="false"/>
      <style:text-properties officeooo:rsid="0015431a" officeooo:paragraph-rsid="00213851"/>
    </style:style>
    <style:style style:name="P46" style:family="paragraph" style:parent-style-name="Text_20_body" style:list-style-name="L2">
      <style:paragraph-properties fo:text-align="start" style:justify-single-word="false"/>
      <style:text-properties officeooo:rsid="0016cfa6" officeooo:paragraph-rsid="0016cfa6"/>
    </style:style>
    <style:style style:name="P47" style:family="paragraph" style:parent-style-name="Text_20_body" style:list-style-name="L3">
      <style:paragraph-properties fo:text-align="start" style:justify-single-word="false"/>
      <style:text-properties officeooo:rsid="0016cfa6" officeooo:paragraph-rsid="00196990"/>
    </style:style>
    <style:style style:name="P48" style:family="paragraph" style:parent-style-name="Text_20_body" style:list-style-name="L1">
      <style:paragraph-properties fo:text-align="start" style:justify-single-word="false"/>
      <style:text-properties officeooo:rsid="0016cfa6" officeooo:paragraph-rsid="00213851"/>
    </style:style>
    <style:style style:name="P49" style:family="paragraph" style:parent-style-name="Text_20_body" style:list-style-name="L2">
      <style:paragraph-properties fo:text-align="start" style:justify-single-word="false"/>
      <style:text-properties officeooo:rsid="0018959c" officeooo:paragraph-rsid="0018959c"/>
    </style:style>
    <style:style style:name="P50" style:family="paragraph" style:parent-style-name="Text_20_body" style:list-style-name="L1">
      <style:paragraph-properties fo:text-align="start" style:justify-single-word="false"/>
      <style:text-properties officeooo:rsid="0018959c" officeooo:paragraph-rsid="0024434a"/>
    </style:style>
    <style:style style:name="P51" style:family="paragraph" style:parent-style-name="Text_20_body" style:list-style-name="L1">
      <style:paragraph-properties fo:text-align="start" style:justify-single-word="false"/>
      <style:text-properties officeooo:rsid="0018959c" officeooo:paragraph-rsid="00213851"/>
    </style:style>
    <style:style style:name="P52" style:family="paragraph" style:parent-style-name="Text_20_body" style:list-style-name="L3">
      <style:text-properties officeooo:rsid="0016a1e7" officeooo:paragraph-rsid="00196990"/>
    </style:style>
    <style:style style:name="P53" style:family="paragraph" style:parent-style-name="Text_20_body" style:list-style-name="L1">
      <style:text-properties officeooo:rsid="0016a1e7" officeooo:paragraph-rsid="00213851"/>
    </style:style>
    <style:style style:name="P54" style:family="paragraph" style:parent-style-name="Text_20_body" style:list-style-name="L1">
      <style:paragraph-properties fo:text-align="start" style:justify-single-word="false"/>
      <style:text-properties officeooo:rsid="00213851" officeooo:paragraph-rsid="00213851"/>
    </style:style>
    <style:style style:name="P55" style:family="paragraph" style:parent-style-name="Text_20_body" style:list-style-name="L5">
      <style:text-properties officeooo:rsid="00127bd5" officeooo:paragraph-rsid="00108c4d"/>
    </style:style>
    <style:style style:name="P56" style:family="paragraph" style:parent-style-name="Text_20_body" style:list-style-name="L5">
      <style:text-properties officeooo:rsid="00108c4d" officeooo:paragraph-rsid="00127bd5"/>
    </style:style>
    <style:style style:name="P57" style:family="paragraph" style:parent-style-name="Text_20_body" style:list-style-name="L5">
      <style:text-properties officeooo:rsid="00108c4d" officeooo:paragraph-rsid="00108c4d"/>
    </style:style>
    <style:style style:name="P58" style:family="paragraph" style:parent-style-name="Text_20_body">
      <style:text-properties officeooo:rsid="001d6dad" officeooo:paragraph-rsid="00127bd5"/>
    </style:style>
    <style:style style:name="P59" style:family="paragraph" style:parent-style-name="Text_20_body">
      <style:text-properties officeooo:rsid="0073af37" officeooo:paragraph-rsid="00785f8d"/>
    </style:style>
    <style:style style:name="P60" style:family="paragraph" style:parent-style-name="Text_20_body">
      <style:text-properties officeooo:rsid="0073af37" officeooo:paragraph-rsid="0079a294"/>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Heading_20_2">
      <style:text-properties officeooo:paragraph-rsid="00213851"/>
    </style:style>
    <style:style style:name="P63" style:family="paragraph" style:parent-style-name="Heading_20_2">
      <style:text-properties officeooo:rsid="0024a54b" officeooo:paragraph-rsid="0024a54b"/>
    </style:style>
    <style:style style:name="P64" style:family="paragraph" style:parent-style-name="Heading_20_1">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3">
      <style:text-properties officeooo:rsid="0016a1e7" officeooo:paragraph-rsid="00196990"/>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27bd5"/>
    </style:style>
    <style:style style:name="T2" style:family="text">
      <style:text-properties officeooo:rsid="0016a1e7"/>
    </style:style>
    <style:style style:name="T3" style:family="text">
      <style:text-properties officeooo:rsid="0024434a"/>
    </style:style>
    <style:style style:name="T4" style:family="text">
      <style:text-properties officeooo:rsid="0026c1cf"/>
    </style:style>
    <style:style style:name="T5" style:family="text">
      <style:text-properties officeooo:rsid="00286a6e"/>
    </style:style>
    <style:style style:name="T6" style:family="text">
      <style:text-properties officeooo:rsid="002e6812"/>
    </style:style>
    <style:style style:name="T7" style:family="text">
      <style:text-properties officeooo:rsid="002ec93f"/>
    </style:style>
    <style:style style:name="T8" style:family="text">
      <style:text-properties officeooo:rsid="00332726"/>
    </style:style>
    <style:style style:name="T9" style:family="text">
      <style:text-properties officeooo:rsid="003e3db2"/>
    </style:style>
    <style:style style:name="T10" style:family="text">
      <style:text-properties fo:font-style="italic" style:font-style-asian="italic" style:font-style-complex="italic"/>
    </style:style>
    <style:style style:name="T11" style:family="text">
      <style:text-properties fo:font-style="italic" officeooo:rsid="005e451e" style:font-style-asian="italic" style:font-style-complex="italic"/>
    </style:style>
    <style:style style:name="T12" style:family="text">
      <style:text-properties fo:font-style="italic" officeooo:rsid="0075a813" style:font-style-asian="italic" style:font-style-complex="italic"/>
    </style:style>
    <style:style style:name="T13" style:family="text">
      <style:text-properties officeooo:rsid="003e5a38"/>
    </style:style>
    <style:style style:name="T14" style:family="text">
      <style:text-properties officeooo:rsid="003f4022"/>
    </style:style>
    <style:style style:name="T15" style:family="text">
      <style:text-properties officeooo:rsid="0045b527"/>
    </style:style>
    <style:style style:name="T16" style:family="text">
      <style:text-properties officeooo:rsid="004731d5"/>
    </style:style>
    <style:style style:name="T17" style:family="text">
      <style:text-properties officeooo:rsid="004b4f8f"/>
    </style:style>
    <style:style style:name="T18" style:family="text">
      <style:text-properties officeooo:rsid="004d1ba1"/>
    </style:style>
    <style:style style:name="T19" style:family="text">
      <style:text-properties style:font-name="Liberation Serif"/>
    </style:style>
    <style:style style:name="T20" style:family="text">
      <style:text-properties style:font-name="Liberation Serif" fo:font-style="italic"/>
    </style:style>
    <style:style style:name="T21" style:family="text">
      <style:text-properties officeooo:rsid="004f4d37"/>
    </style:style>
    <style:style style:name="T22" style:family="text">
      <style:text-properties officeooo:rsid="004fdcc2"/>
    </style:style>
    <style:style style:name="T23" style:family="text">
      <style:text-properties officeooo:rsid="00560fa1"/>
    </style:style>
    <style:style style:name="T24" style:family="text">
      <style:text-properties officeooo:rsid="00561ebf"/>
    </style:style>
    <style:style style:name="T25" style:family="text">
      <style:text-properties officeooo:rsid="00575bfe"/>
    </style:style>
    <style:style style:name="T26" style:family="text">
      <style:text-properties officeooo:rsid="005e451e"/>
    </style:style>
    <style:style style:name="T27" style:family="text">
      <style:text-properties officeooo:rsid="0063dd15"/>
    </style:style>
    <style:style style:name="T28" style:family="text">
      <style:text-properties officeooo:rsid="00653a1b"/>
    </style:style>
    <style:style style:name="T29" style:family="text">
      <style:text-properties officeooo:rsid="0066e6a0"/>
    </style:style>
    <style:style style:name="T30" style:family="text">
      <style:text-properties officeooo:rsid="006768f2"/>
    </style:style>
    <style:style style:name="T31" style:family="text">
      <style:text-properties officeooo:rsid="006c776b"/>
    </style:style>
    <style:style style:name="T32" style:family="text">
      <style:text-properties officeooo:rsid="0075a81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_Toc127_1974515401" text:style-name="Index_20_Link" text:visited-style-name="Index_20_Link"><text:s/>1 Entwicklungsumgebung<text:tab/>2</text:a></text:p>
          <text:p text:style-name="P61"><text:a xlink:type="simple" xlink:href="#__RefHeading___Toc129_1974515401" text:style-name="Index_20_Link" text:visited-style-name="Index_20_Link"><text:s/>1.1 Bestandteile<text:tab/>2</text:a></text:p>
          <text:p text:style-name="P61"><text:a xlink:type="simple" xlink:href="#__RefHeading___Toc131_1974515401" text:style-name="Index_20_Link" text:visited-style-name="Index_20_Link"><text:s/>1.2 Einrichtung<text:tab/>2</text:a></text:p>
          <text:p text:style-name="P67"><text:a xlink:type="simple" xlink:href="#__RefHeading___Toc135_1974515401" text:style-name="Index_20_Link" text:visited-style-name="Index_20_Link"><text:s/>1.2.1 Datenbank<text:tab/>2</text:a></text:p>
          <text:p text:style-name="P67"><text:a xlink:type="simple" xlink:href="#__RefHeading___Toc133_1974515401" text:style-name="Index_20_Link" text:visited-style-name="Index_20_Link"><text:s/>1.2.2 Website<text:tab/>2</text:a></text:p>
          <text:p text:style-name="P65"><text:a xlink:type="simple" xlink:href="#__RefHeading___Toc729_988124918" text:style-name="Index_20_Link" text:visited-style-name="Index_20_Link"><text:s/>2 Betriebsumgebung<text:tab/>3</text:a></text:p>
          <text:p text:style-name="P61"><text:a xlink:type="simple" xlink:href="#__RefHeading___Toc731_988124918" text:style-name="Index_20_Link" text:visited-style-name="Index_20_Link"><text:s/>2.1 Bestandteile<text:tab/>3</text:a></text:p>
          <text:p text:style-name="P61"><text:a xlink:type="simple" xlink:href="#__RefHeading___Toc733_988124918" text:style-name="Index_20_Link" text:visited-style-name="Index_20_Link"><text:s/>2.2 Einrichtung<text:tab/>3</text:a></text:p>
          <text:p text:style-name="P67"><text:a xlink:type="simple" xlink:href="#__RefHeading___Toc135_19745154012" text:style-name="Index_20_Link" text:visited-style-name="Index_20_Link"><text:s/>2.2.1 Datenbank<text:tab/>3</text:a></text:p>
          <text:p text:style-name="P67"><text:a xlink:type="simple" xlink:href="#__RefHeading___Toc133_19745154012" text:style-name="Index_20_Link" text:visited-style-name="Index_20_Link"><text:s/>2.2.2 Website<text:tab/>3</text:a></text:p>
          <text:p text:style-name="P65"><text:a xlink:type="simple" xlink:href="#__RefHeading___Toc735_988124918" text:style-name="Index_20_Link" text:visited-style-name="Index_20_Link"><text:s/>3 Erweiterungen<text:tab/>4</text:a></text:p>
          <text:p text:style-name="P65"><text:a xlink:type="simple" xlink:href="#__RefHeading___Toc739_988124918" text:style-name="Index_20_Link" text:visited-style-name="Index_20_Link"><text:s/>4 Programmelemente<text:tab/>5</text:a></text:p>
          <text:p text:style-name="P61"><text:a xlink:type="simple" xlink:href="#__RefHeading___Toc741_988124918" text:style-name="Index_20_Link" text:visited-style-name="Index_20_Link"><text:s/>4.1 Fund<text:tab/>5</text:a></text:p>
          <text:p text:style-name="P67"><text:a xlink:type="simple" xlink:href="#__RefHeading___Toc443_123258650" text:style-name="Index_20_Link" text:visited-style-name="Index_20_Link"><text:s/>4.1.1 Fundattribut<text:tab/>6</text:a></text:p>
          <text:p text:style-name="P61"><text:a xlink:type="simple" xlink:href="#__RefHeading___Toc529_123258650" text:style-name="Index_20_Link" text:visited-style-name="Index_20_Link"><text:s/>4.2 Kontext<text:tab/>7</text:a></text:p>
          <text:p text:style-name="P67"><text:a xlink:type="simple" xlink:href="#__RefHeading___Toc743_988124918" text:style-name="Index_20_Link" text:visited-style-name="Index_20_Link"><text:s/>4.2.1 Fundstelle<text:tab/>7</text:a></text:p>
          <text:p text:style-name="P67"><text:a xlink:type="simple" xlink:href="#__RefHeading___Toc745_988124918" text:style-name="Index_20_Link" text:visited-style-name="Index_20_Link"><text:s/>4.2.2 Grabung<text:tab/>7</text:a></text:p>
          <text:p text:style-name="P67"><text:a xlink:type="simple" xlink:href="#__RefHeading___Toc747_988124918" text:style-name="Index_20_Link" text:visited-style-name="Index_20_Link"><text:s/>4.2.3 Fläche<text:tab/>7</text:a></text:p>
          <text:p text:style-name="P67"><text:a xlink:type="simple" xlink:href="#__RefHeading___Toc749_988124918" text:style-name="Index_20_Link" text:visited-style-name="Index_20_Link"><text:s/>4.2.4 Befund<text:tab/>8</text:a></text:p>
          <text:p text:style-name="P67"><text:a xlink:type="simple" xlink:href="#__RefHeading___Toc751_988124918" text:style-name="Index_20_Link" text:visited-style-name="Index_20_Link"><text:s/>4.2.5 Laufende Nummer<text:tab/>8</text:a></text:p>
          <text:p text:style-name="P67"><text:a xlink:type="simple" xlink:href="#__RefHeading___Toc753_988124918" text:style-name="Index_20_Link" text:visited-style-name="Index_20_Link"><text:s/>4.2.6 Begehungsfläche<text:tab/>8</text:a></text:p>
          <text:p text:style-name="P67"><text:a xlink:type="simple" xlink:href="#__RefHeading___Toc755_988124918" text:style-name="Index_20_Link" text:visited-style-name="Index_20_Link"><text:s/>4.2.7 Begehung<text:tab/>8</text:a></text:p>
          <text:p text:style-name="P61"><text:a xlink:type="simple" xlink:href="#__RefHeading___Toc545_123258650" text:style-name="Index_20_Link" text:visited-style-name="Index_20_Link"><text:s/>4.3 Ablage<text:tab/>8</text:a></text:p>
          <text:p text:style-name="P61"><text:a xlink:type="simple" xlink:href="#__RefHeading___Toc687_988124918" text:style-name="Index_20_Link" text:visited-style-name="Index_20_Link"><text:s/>4.4 Ort<text:tab/>9</text:a></text:p>
          <text:p text:style-name="P61"><text:a xlink:type="simple" xlink:href="#__RefHeading___Toc113_2078242971" text:style-name="Index_20_Link" text:visited-style-name="Index_20_Link"><text:s/>4.5 Typen<text:tab/>10</text:a></text:p>
          <text:p text:style-name="P67"><text:a xlink:type="simple" xlink:href="#__RefHeading___Toc115_2078242971" text:style-name="Index_20_Link" text:visited-style-name="Index_20_Link"><text:s/>4.5.1 Ablagetyp<text:tab/>10</text:a></text:p>
          <text:p text:style-name="P65"><text:a xlink:type="simple" xlink:href="#__RefHeading___Toc757_988124918" text:style-name="Index_20_Link" text:visited-style-name="Index_20_Link"><text:s/>5 Ablagen verwalten<text:tab/>11</text:a></text:p>
          <text:p text:style-name="P61"><text:a xlink:type="simple" xlink:href="#__RefHeading___Toc759_988124918" text:style-name="Index_20_Link" text:visited-style-name="Index_20_Link"><text:s/>5.1 Ablage anlegen<text:tab/>11</text:a></text:p>
          <text:p text:style-name="P65"><text:a xlink:type="simple" xlink:href="#__RefHeading___Toc761_988124918" text:style-name="Index_20_Link" text:visited-style-name="Index_20_Link"><text:s/>6 Glossar<text:tab/>11</text:a></text:p>
          <text:p text:style-name="P65"><text:a xlink:type="simple" xlink:href="#__RefHeading___Toc763_988124918" text:style-name="Index_20_Link" text:visited-style-name="Index_20_Link"><text:s/>7 Quellenverzeichnis<text:tab/>12</text:a></text:p>
        </text:index-body>
      </text:table-of-content>
      <text:p text:style-name="P2"/>
      <text:p text:style-name="P2"/>
      <text:h text:style-name="P64"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2255890371802302650" text:style-name="L1">
        <text:list-item>
          <text:p text:style-name="P44">Webserver: z. B. Apache Http Server</text:p>
        </text:list-item>
        <text:list-item>
          <text:p text:style-name="P44">Datenbankserver: MySQL5 Server</text:p>
        </text:list-item>
        <text:list-item>
          <text:p text:style-name="P44">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2933852923016146882" text:style-name="L2">
        <text:list-item>
          <text:p text:style-name="P46">Datenbankserver einrichten (MySQL5-Server)</text:p>
        </text:list-item>
        <text:list-item>
          <text:p text:style-name="P46">Datenbank „Munins_Archiv“ anlegen</text:p>
        </text:list-item>
        <text:list-item>
          <text:p text:style-name="P49">Benutzer anlegen</text:p>
          <text:list>
            <text:list-item>
              <text:p text:style-name="P49">Name: Munin</text:p>
            </text:list-item>
            <text:list-item>
              <text:p text:style-name="P49">Passwort: Erinnerung</text:p>
            </text:list-item>
            <text:list-item>
              <text:p text:style-name="P49">Lese- und Schreibrechte für die Datenbank vergeben</text:p>
            </text:list-item>
          </text:list>
        </text:list-item>
        <text:list-item>
          <text:p text:style-name="P46">SQL-Skripte ausführen</text:p>
          <text:list>
            <text:list-item>
              <text:p text:style-name="P46">create.sql</text:p>
            </text:list-item>
            <text:list-item>
              <text:p text:style-name="P46">insert data into AblageTyp.sql</text:p>
            </text:list-item>
            <text:list-item>
              <text:p text:style-name="P46">insert data into FundAttributTyp.sql</text:p>
            </text:list-item>
            <text:list-item>
              <text:p text:style-name="P46">insert data into KontextTyp.sql</text:p>
            </text:list-item>
            <text:list-item>
              <text:p text:style-name="P46">insert data into OrtTyp.sql</text:p>
            </text:list-item>
          </text:list>
        </text:list-item>
      </text:list>
      <text:h text:style-name="P66" text:outline-level="3"><text:bookmark-start text:name="__RefHeading___Toc133_1974515401"/>Website<text:bookmark-end text:name="__RefHeading___Toc133_1974515401"/></text:h>
      <text:list xml:id="list2722037897323797884" text:style-name="L3">
        <text:list-item>
          <text:p text:style-name="P52">Beliebigen Webserver einrichten (z. B. Apache Http Server)</text:p>
        </text:list-item>
        <text:list-item>
          <text:p text:style-name="P47"><text:span text:style-name="T2">git-Repository als Wurzel der Website einrichten (</text:span><text:a xlink:type="simple" xlink:href="http://localhost:80/Munins%20Archiv/src" text:style-name="Internet_20_link" text:visited-style-name="Visited_20_Internet_20_Link"><text:span text:style-name="T2">http://localhost:80/Munins Archiv/src</text:span></text:a><text:span text:style-name="T2">)</text:span></text:p>
        </text:list-item>
      </text:list>
      <text:p text:style-name="P7"/>
      <text:h text:style-name="P64" text:outline-level="1"><text:bookmark-start text:name="__RefHeading___Toc729_988124918"/>Betriebsumgebung<text:bookmark-end text:name="__RefHeading___Toc729_988124918"/></text:h>
      <text:h text:style-name="P62" text:outline-level="2"><text:bookmark-start text:name="__RefHeading___Toc731_988124918"/>Bestandteile<text:bookmark-end text:name="__RefHeading___Toc731_988124918"/></text:h>
      <text:list xml:id="list224931936968500" text:continue-list="list2255890371802302650" text:style-name="L1">
        <text:list-item>
          <text:p text:style-name="P45">Webserver: z. B. Apache Http Server</text:p>
        </text:list-item>
        <text:list-item>
          <text:p text:style-name="P45">Datenbankserver: MySQL5 Server</text:p>
        </text:list-item>
      </text:list>
      <text:p text:style-name="P6"/>
      <text:h text:style-name="Heading_20_2" text:outline-level="2"><text:bookmark-start text:name="__RefHeading___Toc733_988124918"/>Einrichtung<text:bookmark-end text:name="__RefHeading___Toc733_988124918"/></text:h>
      <text:h text:style-name="Heading_20_3" text:outline-level="3"><text:bookmark-start text:name="__RefHeading___Toc135_19745154012"/>Datenbank<text:bookmark-end text:name="__RefHeading___Toc135_19745154012"/></text:h>
      <text:list xml:id="list224931582124588" text:continue-list="list224931936968500" text:style-name="L1">
        <text:list-item text:start-value="1">
          <text:p text:style-name="P48">Datenbankserver einrichten (MySQL5-Server)</text:p>
        </text:list-item>
        <text:list-item>
          <text:p text:style-name="P48">Datenbank „Munins_Archiv“ anlegen</text:p>
        </text:list-item>
        <text:list-item>
          <text:p text:style-name="P50">Benutzer anlegen</text:p>
          <text:list>
            <text:list-item>
              <text:p text:style-name="P50">Name: Munin</text:p>
            </text:list-item>
            <text:list-item>
              <text:p text:style-name="P51">Passwort: Erinnerung</text:p>
            </text:list-item>
            <text:list-item>
              <text:p text:style-name="P51">Lese- und Schreibrechte für die Datenbank vergeben</text:p>
            </text:list-item>
          </text:list>
        </text:list-item>
        <text:list-item>
          <text:p text:style-name="P48">SQL-Skripte ausführen</text:p>
          <text:list>
            <text:list-item>
              <text:p text:style-name="P48">create.sql</text:p>
            </text:list-item>
            <text:list-item>
              <text:p text:style-name="P48">insert data into AblageTyp.sql</text:p>
            </text:list-item>
            <text:list-item>
              <text:p text:style-name="P48">insert data into FundAttributTyp.sql</text:p>
            </text:list-item>
            <text:list-item>
              <text:p text:style-name="P48">insert data into KontextTyp.sql</text:p>
            </text:list-item>
            <text:list-item>
              <text:p text:style-name="P48">insert data into OrtTyp.sql</text:p>
            </text:list-item>
          </text:list>
        </text:list-item>
      </text:list>
      <text:h text:style-name="Heading_20_3" text:outline-level="3"><text:bookmark-start text:name="__RefHeading___Toc133_19745154012"/>Website<text:bookmark-end text:name="__RefHeading___Toc133_19745154012"/></text:h>
      <text:list xml:id="list224932976080457" text:continue-list="list224931582124588" text:style-name="L1">
        <text:list-item text:start-value="1">
          <text:p text:style-name="P53">Beliebigen Webserver einrichten (z. B. Apache Http Server)</text:p>
        </text:list-item>
        <text:list-item>
          <text:p text:style-name="P54">Inhalt des Ordners „src“ aus dem git-Repository als Wurzel der Website einrichten</text:p>
        </text:list-item>
      </text:list>
      <text:p text:style-name="P8"/>
      <text:h text:style-name="P64" text:outline-level="1"><text:bookmark-start text:name="__RefHeading___Toc735_988124918"/>Erweiterung<text:span text:style-name="T3">en</text:span><text:bookmark-end text:name="__RefHeading___Toc735_988124918"/></text:h>
      <text:list xml:id="list1414270516677093023" text:style-name="L4">
        <text:list-item>
          <text:p text:style-name="P43">Programmelemente erhalten Links als zusätzliches Attribut, <text:span text:style-name="T31">um bspw. auf Artikel oder Bilder zu verweisen.</text:span></text:p>
        </text:list-item>
      </text:list>
      <text:p text:style-name="Text_20_body"/>
      <text:h text:style-name="P64" text:outline-level="1"><text:bookmark-start text:name="__RefHeading___Toc739_988124918"/>Programmelemente<text:bookmark-end text:name="__RefHeading___Toc739_988124918"/></text:h>
      <text:p text:style-name="P9">Anwender treten mit unterschiedlichen Fragen und Verwaltungsaufgaben an <text:span text:style-name="T4">die Daten in </text:span><text:span text:style-name="Emphasis">Munins Archiv</text:span> heran. <text:span text:style-name="T4">Um </text:span>Übersichtlichkeit <text:span text:style-name="T4">zu erlangen, sind die Daten der </text:span>Anwendung <text:span text:style-name="T4">zu Themen</text:span> zu<text:span text:style-name="T4">sammengefasst. Funde, Kontexte, Ablagen und Orte bilden jeweils einen eigenen Schwerpunkt und sind trotzdem miteinander verknüpft.</text:span></text:p>
      <text:h text:style-name="P63" text:outline-level="2"><text:bookmark-start text:name="__RefHeading___Toc741_988124918"/>Fund<text:bookmark-end text:name="__RefHeading___Toc741_988124918"/></text:h>
      <text:p text:style-name="P10"><text:span text:style-name="Emphasis">Munins Archiv</text:span> hat seinen <text:span text:style-name="T8">Kern</text:span> in der Verwaltung archäologischer Archive. Daraus resultiert, dass das zentrale Element der Anwendung der Fund ist.</text:p>
      <text:p text:style-name="P11">Eine Annahme ist, dass in klassischen Programmen die Daten von Funden aus einem Fundtyp und einem Beschreibungstext bestehen. Hinzu kommen können Fotos und Schlagworte. Bei einem solchen Datenmodell stellt sich die Frage, wo die Spezialisierung des Fundtyps <text:span text:style-name="T8">endet </text:span>und wo die reine Beschreibung im Fließtext <text:span text:style-name="T8">beginnt</text:span>. Beispiel: Ist die Spezifizierung „<text:span text:style-name="T5">Schmalsax II“ noch der Fundtyp oder bereits Beschreibung? Wenn „Schmalsax II“ als Teil der Beschreibung zählt, was ist dann der Fundtyp: „Schwert“, „Waffe“ oder etwas Allgemeineres? Aus diesem Grund gibt es in </text:span><text:span text:style-name="Emphasis"><text:span text:style-name="T5">Munins Archiv</text:span></text:span><text:span text:style-name="T5"> für Funde keinen Typ. Eine Beschreibung des Fundes als Fließtext ist ebenso nicht vorgesehen. Hier liegt der Grund im erwarteten Aufwand, eine Textsuche zu implementieren, die mit Synonymen und Wortbeugungen in den Textbeschreibungen umgehen kann.</text:span></text:p>
      <text:p text:style-name="Heading">Fundattribut</text:p>
      <text:p text:style-name="P15">Der Fund besteht in <text:span text:style-name="Emphasis">Munins Archiv</text:span> aus einer Kombination von Merkmalsausprägungen, <text:span text:style-name="T15">den</text:span> sogenannten Fundattributen, <text:span text:style-name="T9">siehe </text:span><text:span text:style-name="T9"><text:bookmark-ref text:reference-format="chapter" text:ref-name="__RefHeading___Toc443_123258650">4.1.1</text:bookmark-ref></text:span><text:span text:style-name="T9"> </text:span><text:span text:style-name="T9"><text:bookmark-ref text:reference-format="text" text:ref-name="__RefHeading___Toc443_123258650">Fundattribut</text:bookmark-ref></text:span>.</text:p>
      <text:p text:style-name="Heading">Beschriftung</text:p>
      <text:p text:style-name="P17">Um einen Fund zu identifizieren, wird er beschriftet. <text:span text:style-name="T14">Für die „</text:span>Beschriftung“ ist in <text:span text:style-name="T10">Munins Archiv</text:span> <text:span text:style-name="T14">ein Feld vorgesehen, in das ein</text:span> beliebiger Text <text:span text:style-name="T14">eingegeben werden kann. Damit ist die Anwendung sehr kompatibel mit</text:span> unterschiedlichen Identifikations<text:span text:style-name="T13">systemen</text:span>.</text:p>
      <text:p text:style-name="Heading">Anzahl</text:p>
      <text:p text:style-name="P21">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 Ist das Ermitteln der exakten Anzahl zu aufwändig, kann eine Mindestangabe erfolgen, z. B. „&gt;50“ (mindestens 50 Exemplare).</text:p>
      <text:p text:style-name="Heading">Kontext</text:p>
      <text:p text:style-name="P18">Jeder Fund hat eine Herkunft, sei es durch eine Feldbegehung oder eine Grabung. Die Zuordnung der Funde zu ihrem Herkunftskontext ist von großer Bedeutung für eine wissenschaftliche Auswertung. Eine detaillierte Auseinandersetzung mit dem Kontext findet in Kapitel <text:bookmark-ref text:reference-format="chapter" text:ref-name="__RefHeading___Toc529_123258650">4.2</text:bookmark-ref> statt.</text:p>
      <text:p text:style-name="P33"><text:soft-page-break/>Ablage</text:p>
      <text:p text:style-name="P18">Neben der Herkunft verwaltet <text:span text:style-name="T10">Munins Archiv</text:span> auch den Verbleib des Fundes mittels sogenannter Ablagen, siehe <text:span text:style-name="T16">Kapitel </text:span><text:span text:style-name="T16"><text:bookmark-ref text:reference-format="chapter" text:ref-name="__RefHeading___Toc545_123258650">4.3</text:bookmark-ref></text:span><text:span text:style-name="T16">.</text:span></text:p>
      <text:h text:style-name="Heading_20_3" text:outline-level="3"><text:bookmark-start text:name="__RefHeading___Toc443_123258650"/>Fundattribut<text:bookmark-end text:name="__RefHeading___Toc443_123258650"/></text:h>
      <text:p text:style-name="P12">Fundattribute gehören zu einem bestimmten Typ, z. B. „Material“, und haben einen spezifischen Wert, bspw. „Eisen“. <text:span text:style-name="T6">Sowohl die Typen als auch die Werte kann der Anwender beliebig festlegen.</text:span> Je mehr Attribute der Anwender mit einem Fund verknüpft, desto ausführlicher ist dieser beschrieben.</text:p>
      <text:p text:style-name="P13">Die Idee hinter dieser Technik entspricht dem folgenden Vorgang. Jemand notiert stichwortartig <text:span text:style-name="T7">Begriffsp</text:span>aare aus <text:span text:style-name="T7">einem </text:span>Merkmal und <text:span text:style-name="T7">einer </text:span>Ausprägung auf Karteikarten. <text:span text:style-name="T7">Die Person versucht dabei alle ihr bestimmbaren Eigenschaften des Fundes festzuhalten. Dabei können sich Karteikarten </text:span><text:s/>Beispiel: „Material: Eisen“, „Gegenstand: Schwert“, „<text:span text:style-name="T7">Art</text:span>: <text:span text:style-name="T5">Schmalsax II</text:span>“, „<text:span text:style-name="T7">Zeit: 6. Jhr.“, „Zeit: 7. Jhr.“, siehe </text:span><text:span text:style-name="T7"><text:sequence-ref text:reference-format="category-and-value" text:ref-name="refIllustration0">Abbildung 1</text:sequence-ref></text:span><text:span text:style-name="T7">.</text:span></text:p>
      <text:p text:style-name="P32"/>
      <text:p text:style-name="P14"><draw:frame draw:style-name="fr1" draw:name="Rahmen1" text:anchor-type="paragraph" svg:x="1.45cm" svg:y="-0.203cm" svg:width="14.101cm" draw:z-index="0"><draw:text-box fo:min-height="6.927cm"><text:p text:style-name="Illustration"><draw:frame draw:style-name="fr3" draw:name="Objekt1" text:anchor-type="paragraph" svg:y="0.22cm" svg:width="9.555cm" svg:height="6.151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Fundbeschreibung mittels Fundattributen als Karteikarten</text:p></draw:text-box></draw:frame></text:p>
      <text:p text:style-name="P12">Aufgrund der Fülle von Ausprägungen sowie Synonymen <text:span text:style-name="T6">sind die Fundattribute hierarchisch strukturiert. Das heißt, dass der Anwender in der obersten Ebene allgemeine Ausprägungen vorfindet und darunter Spezifizierungen. Beispiel: Im Typ „Material“ befinden sich u.a. die Ausprägungen „Metall“, „Gestein“ und „Knochen“. Unter „Metall“ könnten Untergruppen, wie bspw. „Reinmetall“ und „Legierung“ oder „Edelmetall“ und „Nichtedelmetall“ aufgeführt sein, bevor „Eisen“, „Kupfer“, „Bronze“ etc. zu finden sind, vgl. </text:span><text:span text:style-name="T6"><text:sequence-ref text:reference-format="category-and-value" text:ref-name="refIllustration1">Abbildung 2</text:sequence-ref></text:span><text:span text:style-name="T6">.</text:span></text:p>
      <text:p text:style-name="P12"><draw:frame draw:style-name="fr2" draw:name="Rahmen2" text:anchor-type="paragraph" svg:width="14.101cm" draw:z-index="2"><draw:text-box fo:min-height="6.505cm"><text:p text:style-name="Illustration"><draw:frame draw:style-name="fr4" draw:name="Objekt2" text:anchor-type="paragraph" svg:x="2.311cm" svg:y="0.22cm" svg:width="7.742cm" svg:height="5.602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Hierarchische Struktur von Fundattributen</text:p></draw:text-box></draw:frame><text:soft-page-break/></text:p>
      <text:p text:style-name="P19">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h text:style-name="Heading_20_2" text:outline-level="2"><text:bookmark-start text:name="__RefHeading___Toc529_123258650"/>Kontext<text:bookmark-end text:name="__RefHeading___Toc529_123258650"/></text:h>
      <text:p text:style-name="P25">Wie, wo und wann Funde geborgen bzw. aufgelesen wurden, beschreibt der Kontext. <text:span text:style-name="T26">Die Strukturierung der Kontextdaten orientiert sich in </text:span><text:span text:style-name="T11">Munins Archiv</text:span><text:span text:style-name="T26"> an den Erfahrungen der AG Archäologie Fürth. Die Kontexttypen sind im Programm fest hinterlegt und können in ihrer Struktur nicht vom Anwender beeinflusst werden. Die Arbeitsgemeinschaft unterscheidet bei Fundstellen zwischen Begehungen und Grabungen, die im Folgenden näher beschrieben sind.</text:span></text:p>
      <text:h text:style-name="Heading_20_3" text:outline-level="3"><text:bookmark-start text:name="__RefHeading___Toc743_988124918"/>Fundstelle<text:bookmark-end text:name="__RefHeading___Toc743_988124918"/></text:h>
      <text:p text:style-name="P26">Der Kontexttyp Fundstelle dient der einheitlichen Registrierung von Grabungen und Begehungen in ein Verwaltungssystem. <text:span text:style-name="T27">Einer Fundstelle können sowohl Grabungen als auch Begehungen zugeordnet werden. Dies ist von der räumlichen Nähe und der individuellen Beurteilung abhängig. Von herausragender Tragweite ist das System, mit dem Fundstellen benannt bzw. identifiziert werden. Dieses Identifikationssystem sollte einheitlich und konsequent angewendet werden, zum Beispiel in Form einer lückenlosen Nummerierung beginnend mit „1“. In der Praxis finden jedoch Umstellungen von Identifikationssystem statt.</text:span></text:p>
      <text:h text:style-name="Heading_20_3" text:outline-level="3"><text:bookmark-start text:name="__RefHeading___Toc745_988124918"/>Grabung<text:bookmark-end text:name="__RefHeading___Toc745_988124918"/></text:h>
      <text:p text:style-name="P26">Eine Grabung ist in <text:span text:style-name="T10">Munins Archiv</text:span> derzeit nur rudimentär ausgearbeitet und wird deshalb an dieser Stelle nicht weiter behandelt.</text:p>
      <text:h text:style-name="Heading_20_3" text:outline-level="3"><text:bookmark-start text:name="__RefHeading___Toc747_988124918"/>Fläche<text:bookmark-end text:name="__RefHeading___Toc747_988124918"/></text:h>
      <text:p text:style-name="P26">Eine Fläche ist in <text:span text:style-name="T10">Munins Archiv</text:span> derzeit nur rudimentär ausgearbeitet und wird deshalb an dieser <text:soft-page-break/>Stelle nicht weiter behandelt.</text:p>
      <text:h text:style-name="Heading_20_3" text:outline-level="3"><text:bookmark-start text:name="__RefHeading___Toc749_988124918"/>Befund<text:bookmark-end text:name="__RefHeading___Toc749_988124918"/></text:h>
      <text:p text:style-name="P26">Ein Befund ist in <text:span text:style-name="T10">Munins Archiv</text:span> derzeit nur rudimentär ausgearbeitet und wird deshalb an dieser Stelle nicht weiter behandelt.</text:p>
      <text:h text:style-name="Heading_20_3" text:outline-level="3"><text:bookmark-start text:name="__RefHeading___Toc751_988124918"/>Laufende Nummer<text:bookmark-end text:name="__RefHeading___Toc751_988124918"/></text:h>
      <text:p text:style-name="P26">Eine Laufende Nummer ist in <text:span text:style-name="T10">Munins Archiv</text:span> derzeit nur rudimentär ausgearbeitet und wird deshalb an dieser Stelle nicht weiter behandelt.</text:p>
      <text:h text:style-name="Heading_20_3" text:outline-level="3"><text:bookmark-start text:name="__RefHeading___Toc753_988124918"/>Begehungsfläche<text:bookmark-end text:name="__RefHeading___Toc753_988124918"/></text:h>
      <text:p text:style-name="P27">Eine Begehungsfläche ist eine <text:span text:style-name="T29">definierte, </text:span>geografische, abgegrenzte Fläche, zum Beispiel der Teil eines Ackers. Diese Fläche kann mit Ortsangaben <text:span text:style-name="T29">(siehe </text:span><text:span text:style-name="T29"><text:bookmark-ref text:reference-format="chapter" text:ref-name="__RefHeading___Toc687_988124918">4.4</text:bookmark-ref></text:span><text:span text:style-name="T29"> </text:span><text:span text:style-name="T29"><text:bookmark-ref text:reference-format="text" text:ref-name="__RefHeading___Toc687_988124918">Ort</text:bookmark-ref></text:span><text:span text:style-name="T29">)</text:span> verknüpft werden, die der Anwender im System hinterlegt hat.</text:p>
      <text:p text:style-name="P27">Wenn Begehungsflächen sehr nahe beieinander liegen, dann werden sie einer Fundstelle zugeordnet. Begehungsflächen können nicht nur aneinander grenzen, sondern sie können einander schneiden oder <text:span text:style-name="T29">ein</text:span>anderen <text:span text:style-name="T29">umschließen</text:span>. <text:span text:style-name="T28">F</text:span>ür diese hohe Flexibilität <text:span text:style-name="T28">gibt es mehrere Gründe. Zum einen kann somit eine Fundkonzentration hervorgehoben werden, zum anderen können auf diese Weise Hervorhebungen in Protokollen erhalten bleiben.</text:span></text:p>
      <text:p text:style-name="P28">Jede Begehungsfläche wird dem Landesamt für Denkmalpflege gemeldet und erhalten von diesem eine Registrierungsnummer. Diese sogenannte LfD-Nummer setzt sich aus der Nummer des Messtischblattes, in dem die Fläche liegt, und einer Eingangsnummer zusammen, bspw. „6528/99".</text:p>
      <text:h text:style-name="Heading_20_3" text:outline-level="3"><text:bookmark-start text:name="__RefHeading___Toc755_988124918"/>Begehung<text:bookmark-end text:name="__RefHeading___Toc755_988124918"/></text:h>
      <text:p text:style-name="P27">Die Begehung ist der <text:span text:style-name="T29">zeitlich bestimmbare</text:span> Vorgang, Funde auf einer Begehungsfläche aufzulesen. <text:span text:style-name="T30">Infolge dessen hat dieser Kontexttyp ein Datum und ist mit den Funden verknüpft.</text:span></text:p>
      <text:p text:style-name="P30">Infolge von natürlicher und agrawirtschaftlicher Bodenbewegung ist es üblich, Begehungsflächen über einen mehrmals zu begehen, sie über über Jahre in ihrem Fundaufkommen zu beobachten. Entsprechend können einer Begehungsfläche beliebig viele Begehungsaktivitäten zugeordnet werden.</text:p>
      <text:p text:style-name="P29">Jede Begehung wird dem Landesamt für Denkmalpflege gemeldet und erhält eine Registrierungsnummer. Diese sogenannte LfD-Erfassungsnummer setzt sich aus der Jahreszahl der Erfassung und einer Eingangsnummer zusammen, bspw. „2017-25“.</text:p>
      <text:p text:style-name="P31">Zu den Begehungen werden Protokolle angefertigt, in denen Auffälligkeiten der Umgebung und die Funde festgehalten sind. Um diese Daten nicht zu verlieren, kann der Anwender jeder Begehung einen Kommentartext hinzufügen.</text:p>
      <text:h text:style-name="Heading_20_2" text:outline-level="2"><text:bookmark-start text:name="__RefHeading___Toc545_123258650"/>Ablage<text:bookmark-end text:name="__RefHeading___Toc545_123258650"/></text:h>
      <text:p text:style-name="P16"/>
      <text:h text:style-name="Heading_20_2" text:outline-level="2"><text:bookmark-start text:name="__RefHeading___Toc687_988124918"/><text:soft-page-break/>Ort<text:bookmark-end text:name="__RefHeading___Toc687_988124918"/></text:h>
      <text:p text:style-name="P59">Die Kontexte, „Fläche“ bei Grabung und „Begehungsfläche“ bei Begehung, <text:span text:style-name="T32">sind Ortskontexte. Sie geben Antwort auf die Frage, wo Funde geborgen wurden. Dazu werden sie mit Ortselementen verknüpft, die politische oder topografische Gebiete bzw. Objekte repräsentieren.</text:span></text:p>
      <text:p text:style-name="P59"><text:span text:style-name="T32">In </text:span><text:span text:style-name="T12">Munins Archiv</text:span><text:span text:style-name="T32"> bildet der Anwender die realen Gegebenheiten selbst ab. Der Anwender hat bei der Benennung, Verknüpfung und Klassifizierung der Ortsdaten volle Gestaltungsfreiheit. Beispielsweise kann der Anwender auf der Ebene der Bundesländer beginnen und über Landkreise, kreisfreie Städte bis zum Flurstück eine Datenstruktur mit politischen Grenzen erstellen. Ein anderes Beispiel ist, dass der Anwender von topografischen Gesichtspunkten ausgeht und Flurnamen verwendet: Tiefebene, Wald, Wiese, See oder Felsformation. Ideal ist eine Mischung aus politischen und topografischen Merkmalen, sodass eine schnelle Orientierung möglich ist.</text:span></text:p>
      <text:p text:style-name="P60"><text:span text:style-name="T32">Eine Vorgabe von Ortsdaten oder Ortsstrukturen kann </text:span><text:span text:style-name="T12">Munins Archiv</text:span><text:span text:style-name="T32"> nicht anbieten, weil die Zugehörigkeit von Gebieten infolge der historischen Entwicklung zu komplex ist.</text:span></text:p>
      <text:p text:style-name="P42"/>
      <text:h text:style-name="Heading_20_2" text:outline-level="2"><text:bookmark-start text:name="__RefHeading___Toc113_2078242971"/>Typen<text:bookmark-end text:name="__RefHeading___Toc113_2078242971"/></text:h>
      <text:h text:style-name="Heading_20_3" text:outline-level="3"><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7300871967043976245" text:style-name="L5">
        <text:list-item>
          <text:p text:style-name="P55">Archiv (Typ: Raum)</text:p>
          <text:list>
            <text:list-item>
              <text:p text:style-name="P56">A <text:span text:style-name="T1">(Typ: </text:span>Regal<text:span text:style-name="T1">)</text:span></text:p>
              <text:list>
                <text:list-item>
                  <text:p text:style-name="P56">1 <text:span text:style-name="T1">(Typ: </text:span>Regalbrett<text:span text:style-name="T1">)</text:span></text:p>
                  <text:list>
                    <text:list-item>
                      <text:p text:style-name="P57">1 <text:span text:style-name="T1">(Typ: Karton)</text:span></text:p>
                    </text:list-item>
                  </text:list>
                </text:list-item>
              </text:list>
            </text:list-item>
            <text:list-item>
              <text:p text:style-name="P56">Südseite <text:span text:style-name="T1">(Typ: </text:span>Stellplatz<text:span text:style-name="T1">)</text:span></text:p>
            </text:list-item>
          </text:list>
        </text:list-item>
      </text:list>
      <text:p text:style-name="P58"/>
      <text:p text:style-name="P4"/>
      <text:h text:style-name="P64" text:outline-level="1"><text:bookmark-start text:name="__RefHeading___Toc757_988124918"/>Ablagen verwalten<text:bookmark-end text:name="__RefHeading___Toc757_988124918"/></text:h>
      <text:p text:style-name="P5"/>
      <text:h text:style-name="Heading_20_2" text:outline-level="2"><text:bookmark-start text:name="__RefHeading___Toc759_988124918"/>Ablage anlegen<text:bookmark-end text:name="__RefHeading___Toc759_988124918"/></text:h>
      <text:p text:style-name="P5"/>
      <text:h text:style-name="Heading_20_1" text:outline-level="1"><text:bookmark-start text:name="__RefHeading___Toc761_988124918"/>Glossar<text:bookmark-end text:name="__RefHeading___Toc761_988124918"/></text:h>
      <text:p text:style-name="P34">Ablage</text:p>
      <text:p text:style-name="P20">Bei einer Ablage handelt es sich um eine archivarische Organisationseinheit zur Aufbewahrung von Funden, z. B. Karton, oder zur Strukturierung anderer archivarischer Organisationseinheiten, bspw. Archivraum.</text:p>
      <text:p text:style-name="Heading">Fund</text:p>
      <text:p text:style-name="P22">Ein Fund ist eine materielle Hinterlassenschaft, die ihrem Auffindungskontext (Befund) entnommen <text:span text:style-name="T18">und archiviert</text:span> werden kann. In der Mehrheit handelt es sich um Artefakte <text:span text:style-name="T17">und Artefaktreste, z. B. Werkzeuge und Scherben</text:span>. Hinzu kommen <text:span text:style-name="T17">biologische Hinterlassenschaften, wie bspw. Knochen.</text:span></text:p>
      <text:p text:style-name="Heading">Kontext</text:p>
      <text:p text:style-name="P23">Mit Kontext ist der organisatorische, räumliche und zeitliche Zusammenhang gemeint, in dem ein Fund geborgen wurde. Die Einteilung eines Kontextes ist fest vorgegeben. Es wird zwischen zwei Varianten unterschieden: <text:span text:style-name="T25">Grabungen und Begehungen</text:span>.</text:p>
      <table:table table:name="Kontextübersicht_Grabung" table:style-name="Kontextübersicht_5f_Grabung">
        <table:table-column table:style-name="Kontextübersicht_5f_Grabung.A"/>
        <table:table-column table:style-name="Kontextübersicht_5f_Grabung.B"/>
        <table:table-row>
          <table:table-cell table:style-name="Kontextübersicht_5f_Grabung.A1" office:value-type="string">
            <text:p text:style-name="P35">Fundstelle</text:p>
          </table:table-cell>
          <table:table-cell table:style-name="Kontextübersicht_5f_Grabung.B1" office:value-type="string">
            <text:p text:style-name="P36"><text:span text:style-name="T22">Oberste o</text:span>rganisatorische Einheit, die durch ihre Unterelemente zeitlich und räumlich konkretisiert wird.</text:p>
          </table:table-cell>
        </table:table-row>
        <table:table-row>
          <table:table-cell table:style-name="Kontextübersicht_5f_Grabung.A2" office:value-type="string">
            <text:p text:style-name="P35">Grabung</text:p>
          </table:table-cell>
          <table:table-cell table:style-name="Kontextübersicht_5f_Grabung.B2" office:value-type="string">
            <text:p text:style-name="P35"><text:span text:style-name="T21">Strukturierte w</text:span>issenschaftliche Bodenuntersuchung zu einem bestimmten Zeitpunkt.</text:p>
          </table:table-cell>
        </table:table-row>
        <table:table-row>
          <table:table-cell table:style-name="Kontextübersicht_5f_Grabung.A2" office:value-type="string">
            <text:p text:style-name="P35">Fläche</text:p>
          </table:table-cell>
          <table:table-cell table:style-name="Kontextübersicht_5f_Grabung.B2" office:value-type="string">
            <text:p text:style-name="P39"><text:span text:style-name="T23">Konkrete Untersuchungsfläche, </text:span>in der ein Bodeneingriff vorgenommen wird.</text:p>
          </table:table-cell>
        </table:table-row>
        <table:table-row>
          <table:table-cell table:style-name="Kontextübersicht_5f_Grabung.A2" office:value-type="string">
            <text:p text:style-name="P35">Befund</text:p>
          </table:table-cell>
          <table:table-cell table:style-name="Kontextübersicht_5f_Grabung.B2" office:value-type="string">
            <text:p text:style-name="P41">Eine im Wesentlichen homogene Bodensituation in einer konkreten Untersuchungsfläche.</text:p>
          </table:table-cell>
        </table:table-row>
        <table:table-row>
          <table:table-cell table:style-name="Kontextübersicht_5f_Grabung.A2" office:value-type="string">
            <text:p text:style-name="P35">Laufende Nummer</text:p>
          </table:table-cell>
          <table:table-cell table:style-name="Kontextübersicht_5f_Grabung.B2" office:value-type="string">
            <text:p text:style-name="P38">Organisatorische und räumliche Untereinheit zwecks Verfeinerung. <text:span text:style-name="T24">Gruppiert Funde in kleine Ablageeinheiten.</text:span></text:p>
          </table:table-cell>
        </table:table-row>
      </table:table>
      <text:p text:style-name="P23"/>
      <table:table table:name="Kontextübersicht_Begehung" table:style-name="Kontextübersicht_5f_Begehung">
        <table:table-column table:style-name="Kontextübersicht_5f_Begehung.A"/>
        <table:table-column table:style-name="Kontextübersicht_5f_Begehung.B"/>
        <table:table-row>
          <table:table-cell table:style-name="Kontextübersicht_5f_Begehung.A1" office:value-type="string">
            <text:p text:style-name="P35">Fundstelle</text:p>
          </table:table-cell>
          <table:table-cell table:style-name="Kontextübersicht_5f_Begehung.B1" office:value-type="string">
            <text:p text:style-name="P37">O<text:span text:style-name="T22">berste o</text:span>rganisatorische Einheit, die durch ihre Unterelemente zeitlich und räumlich konkretisiert wird.</text:p>
          </table:table-cell>
        </table:table-row>
        <table:table-row>
          <table:table-cell table:style-name="Kontextübersicht_5f_Begehung.A2" office:value-type="string">
            <text:p text:style-name="P35">Begehungsfläche</text:p>
          </table:table-cell>
          <table:table-cell table:style-name="Kontextübersicht_5f_Begehung.B2" office:value-type="string">
            <text:p text:style-name="P41">Abgegrenzte Fläche, auf der oberirdische Fundaufkommen beobachtet werden, ohne einen Bodeneingriff vorzunehmen.</text:p>
          </table:table-cell>
        </table:table-row>
        <table:table-row>
          <table:table-cell table:style-name="Kontextübersicht_5f_Begehung.A2" office:value-type="string">
            <text:p text:style-name="P35">Begehung</text:p>
          </table:table-cell>
          <table:table-cell table:style-name="Kontextübersicht_5f_Begehung.B2" office:value-type="string">
            <text:p text:style-name="P40">Konkrete Beobachtung einer Untersuchungsfläche auf Fundaufkommen zu einem bestimmten Zeitpunkt.</text:p>
          </table:table-cell>
        </table:table-row>
      </table:table>
      <text:p text:style-name="Heading"><text:soft-page-break/>Ort</text:p>
      <text:p text:style-name="P24">Ortsdaten sind Teil der räumlichen Kontexte, z. B. Begehungsfläche (Begehung) und Fläche (Grabung). Es handelt sich nicht um Koordinaten, sondern um eine strukturierte räumliche </text:p>
      <text:h text:style-name="Heading_20_1" text:outline-level="1"><text:bookmark-start text:name="__RefHeading___Toc763_988124918"/>Quellenverzeichnis<text:bookmark-end text:name="__RefHeading___Toc763_988124918"/></text:h>
      <text:p text:style-name="Heading">[Eggert, 2012]</text:p>
      <text:p text:style-name="Text_20_body"><text:span text:style-name="T20">Prähistorische Archäologie</text:span><text:span text:style-name="T19">; </text:span><text:span text:style-name="T20">Konzepte und Methoden</text:span><text:span text:style-name="T19">; Manfred K. H. Eggert; Narr Francke Attempo Verlag GmbH &amp; Co. KG; 4. Auflage; 2012; </text:span><text:a xlink:type="simple" xlink:href="http://localhost/Munins_Archiv_Wiki/index.php/Spezial:ISBN-Suche/9783825236960" text:style-name="Internet_20_link" text:visited-style-name="Visited_20_Internet_20_Link"><text:span text:style-name="T19">ISBN 978-3-8252-3696-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7-02-15T22:49:30.311088274</dc:date>
    <meta:editing-duration>PT10H17M57S</meta:editing-duration>
    <meta:editing-cycles>65</meta:editing-cycles>
    <meta:generator>LibreOffice/5.0.3.2$Linux_x86 LibreOffice_project/00m0$Build-2</meta:generator>
    <meta:document-statistic meta:table-count="2" meta:image-count="0" meta:object-count="2" meta:page-count="12" meta:paragraph-count="164" meta:word-count="1850" meta:character-count="13619" meta:non-whitespace-character-count="119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4" draw:layer="layout" svg:width="9.33cm" svg:height="1cm" svg:x="1.77cm" svg:y="1.3cm">
          <text:p text:style-name="P3"><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